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roid Sans" svg:font-family="'Droid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202020" style:font-name="Droid Sans" fo:font-size="9.75pt" fo:letter-spacing="normal" fo:font-style="normal" fo:font-weight="normal"/>
    </style:style>
    <style:style style:name="T2" style:family="text">
      <style:text-properties fo:font-variant="normal" fo:text-transform="none" fo:color="#202020" style:font-name="Droid Sans" fo:font-size="9.75pt" fo:letter-spacing="normal" fo:font-style="normal" fo:font-weight="normal" fo:background-color="#ffff00"/>
    </style:style>
    <style:style style:name="T3" style:family="text">
      <style:text-properties fo:font-variant="normal" fo:text-transform="none" fo:color="#202020" style:font-name="Droid Sans" fo:letter-spacing="normal" fo:font-style="normal" fo:font-weight="normal"/>
    </style:style>
    <style:style style:name="T4" style:family="text">
      <style:text-properties fo:font-variant="normal" fo:text-transform="none" fo:color="#202020" style:font-name="Droid Sans" fo:letter-spacing="normal" fo:font-style="normal" fo:font-weight="normal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 Раздел "КОМПАНИЯ"<text:line-break/>- </text:span><text:span text:style-name="T4">Обращение руководителя</text:span><text:span text:style-name="T3"><text:line-break/>- </text:span><text:span text:style-name="T4">Сотрудники (фото, фио, отдел, должность, контакты)</text:span><text:span text:style-name="T3"><text:line-break/>- </text:span><text:span text:style-name="T4">Лицензии (фото, описание)</text:span><text:span text:style-name="T3"><text:line-break/></text:span><text:span text:style-name="T4">- Новости и события</text:span><text:span text:style-name="T3"><text:line-break/>- </text:span><text:span text:style-name="T4">СМИ о компании</text:span><text:span text:style-name="T3"><text:line-break/>- </text:span><text:span text:style-name="T4">Контакты и реквизиты</text:span><text:span text:style-name="T3"><text:line-break/><text:line-break/>2) </text:span><text:span text:style-name="T4">Раздел "УСЛУГИ" (услуга, одна вложенность, можно сделать<text:line-break/>контентными разделами, к ним прикреплены, проекты, клиенты,</text:span><text:span text:style-name="T3"> отзывы)<text:line-break/></text:span><text:span text:style-name="T4">- Выполнение проектной документации по разработке месторождений<text:line-break/>твердых полезных ископаемых.<text:line-break/>- Проекты ликвидации и консервации горных выработок.<text:line-break/>- Проекты переработки минерального сырья.<text:line-break/>- Проектирование автомобильных и железных дорог и их хозяйств.<text:line-break/>- Проектирование промышленных и гражданских объектов (все разделы<text:line-break/>проектной документации).<text:line-break/>- Проектирование объектов инфраструктуры.<text:line-break/>- Проекты охраны окружающей среды.<text:line-break/>- Функции генерального проектировщика.<text:line-break/>- Авторский надзор за строительством.<text:line-break/></text:span><text:span text:style-name="T3"><text:line-break/>3) Галерея проектов<text:line-break/></text:span><text:span text:style-name="T4">- Выполненные работы (контент-страница + галерея фотографий)<text:line-break/>- Текущие работы - тоже самое что и предыдущее, только с галочкой -<text:line-break/>текущие (контент-страница + галерея фотографий)<text:line-break/>- Клиенты (Название организации, описание профиля деятельности<text:line-break/>компании - текстареа, фирменный знак)</text:span><text:span text:style-name="T3"><text:line-break/>- Отзывы клиентов (к клиенту прикрепляется файл - изображение - отзыв,<text:line-break/>фотка большая и маленькая, 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" svg:font-family="'Droid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7M51S</meta:editing-duration>
    <meta:editing-cycles>5</meta:editing-cycles>
    <meta:generator>OpenOffice.org/3.3$Win32 OpenOffice.org_project/330m20$Build-9567</meta:generator>
    <dc:date>2011-07-26T17:39:24.82</dc:date>
    <dc:creator>Иван Харлампенков</dc:creator>
    <meta:document-statistic meta:table-count="0" meta:image-count="0" meta:object-count="0" meta:page-count="1" meta:paragraph-count="1" meta:word-count="160" meta:character-count="1211"/>
    <meta:user-defined meta:name="Info 1"/>
    <meta:user-defined meta:name="Info 2"/>
    <meta:user-defined meta:name="Info 3"/>
    <meta:user-defined meta:name="Info 4"/>
  </office:meta>
</office:document-meta>
</file>